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40000000C83D402F1B3FFF3F4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306cm" style:rel-column-width="32098*"/>
    </style:style>
    <style:style style:name="Tableau3.B" style:family="table-column">
      <style:table-column-properties style:column-width="9.694cm" style:rel-column-width="33437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 fo:background-color="transparent">
        <style:background-image/>
      </style:table-properties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transparent" fo:padding="0.097cm" fo:border="none">
        <style:background-image/>
      </style:table-cell-properties>
    </style:style>
    <style:style style:name="Tableau1.B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3.067cm" style:rel-column-width="45069*"/>
    </style:style>
    <style:style style:name="Tableau7.B" style:family="table-column">
      <style:table-column-properties style:column-width="5.934cm" style:rel-column-width="20466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2" style:family="table">
      <style:table-properties style:width="19.006cm" fo:margin-left="0cm" table:align="left"/>
    </style:style>
    <style:style style:name="Tableau2.A" style:family="table-column">
      <style:table-column-properties style:column-width="7.13cm"/>
    </style:style>
    <style:style style:name="Tableau2.B" style:family="table-column">
      <style:table-column-properties style:column-width="5.941cm"/>
    </style:style>
    <style:style style:name="Tableau2.C" style:family="table-column">
      <style:table-column-properties style:column-width="5.935cm"/>
    </style:style>
    <style:style style:name="Tableau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C1" style:family="table-cell">
      <style:table-cell-properties fo:background-color="#fff5f0" fo:padding="0.097cm" fo:border="0.05pt solid #999999">
        <style:background-image/>
      </style:table-cell-properties>
    </style:style>
    <style:style style:name="Tableau2.2" style:family="table-row">
      <style:table-row-properties style:min-row-height="0.081cm"/>
    </style:style>
    <style:style style:name="Tableau2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C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1" style:family="table">
      <style:table-properties style:width="19.006cm" fo:margin-left="0cm" table:align="left"/>
    </style:style>
    <style:style style:name="Table1.A" style:family="table-column">
      <style:table-column-properties style:column-width="2.801cm"/>
    </style:style>
    <style:style style:name="Table1.B" style:family="table-column">
      <style:table-column-properties style:column-width="3.321cm"/>
    </style:style>
    <style:style style:name="Table1.C" style:family="table-column">
      <style:table-column-properties style:column-width="4.295cm"/>
    </style:style>
    <style:style style:name="Table1.D" style:family="table-column">
      <style:table-column-properties style:column-width="2.376cm"/>
    </style:style>
    <style:style style:name="Table1.E" style:family="table-column">
      <style:table-column-properties style:column-width="6.212cm"/>
    </style:style>
    <style:style style:name="Table1.A1" style:family="table-cell">
      <style:table-cell-properties fo:background-color="#fff5f0" fo:padding="0.097cm" fo:border="0.05pt solid #999999">
        <style:background-image/>
      </style:table-cell-properties>
    </style:style>
    <style:style style:name="Table1.2" style:family="table-row">
      <style:table-row-properties style:min-row-height="0.081cm"/>
    </style:style>
    <style:style style:name="Table1.A2" style:family="table-cell">
      <style:table-cell-properties fo:background-color="transparent" fo:padding="0.097cm" fo:border="0.05pt solid #999999">
        <style:background-image/>
      </style:table-cell-properties>
    </style:style>
    <style:style style:name="Table1.A3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1.E3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7" style:family="table">
      <style:table-properties style:width="18.981cm" table:align="left" fo:background-color="transparent">
        <style:background-image/>
      </style:table-properties>
    </style:style>
    <style:style style:name="Table7.A" style:family="table-column">
      <style:table-column-properties style:column-width="1.429cm"/>
    </style:style>
    <style:style style:name="Table7.B" style:family="table-column">
      <style:table-column-properties style:column-width="8.671cm"/>
    </style:style>
    <style:style style:name="Table7.C" style:family="table-column">
      <style:table-column-properties style:column-width="1.896cm"/>
    </style:style>
    <style:style style:name="Table7.D" style:family="table-column">
      <style:table-column-properties style:column-width="2.835cm"/>
    </style:style>
    <style:style style:name="Table7.E" style:family="table-column">
      <style:table-column-properties style:column-width="1.647cm"/>
    </style:style>
    <style:style style:name="Table7.F" style:family="table-column">
      <style:table-column-properties style:column-width="2.503cm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7.F1" style:family="table-cell">
      <style:table-cell-properties fo:background-color="#fff5f0" fo:padding="0.097cm" fo:border="0.05pt solid #999999">
        <style:background-image/>
      </style:table-cell-properties>
    </style:style>
    <style:style style:name="Table7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7.3" style:family="table-row">
      <style:table-row-properties style:min-row-height="0.081cm" fo:keep-together="always"/>
    </style:style>
    <style:style style:name="Table7.A3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7.4" style:family="table-row">
      <style:table-row-properties style:min-row-height="0.845cm" fo:keep-together="always"/>
    </style:style>
    <style:style style:name="Table7.A4" style:family="table-cell">
      <style:table-cell-properties style:vertical-align="bottom" fo:background-color="transparent" fo:padding="0.097cm" fo:border-left="0.05pt solid #999999" fo:border-right="0.05pt solid #999999" fo:border-top="0.05pt solid #999999" fo:border-bottom="2.5pt solid #333333">
        <style:background-image/>
      </style:table-cell-properties>
    </style:style>
    <style:style style:name="Table7.10" style:family="table-row">
      <style:table-row-properties style:min-row-height="0.212cm" fo:background-color="transparent" fo:keep-together="always">
        <style:background-image/>
      </style:table-row-properties>
    </style:style>
    <style:style style:name="Table7.A10" style:family="table-cell">
      <style:table-cell-properties fo:background-color="#424242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7.11" style:family="table-row">
      <style:table-row-properties style:min-row-height="0.848cm" fo:keep-together="always"/>
    </style:style>
    <style:style style:name="Table7.A13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7.C13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7.D13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7.E13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7.A14" style:family="table-cell">
      <style:table-cell-properties fo:background-color="transparent" fo:padding="0.097cm" fo:border-left="0.05pt solid #999999" fo:border-right="none" fo:border-top="0.05pt solid #999999" fo:border-bottom="none">
        <style:background-image/>
      </style:table-cell-properties>
    </style:style>
    <style:style style:name="Table7.C14" style:family="table-cell">
      <style:table-cell-properties fo:background-color="transparent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7.D14" style:family="table-cell">
      <style:table-cell-properties fo:background-color="transparent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7.E14" style:family="table-cell">
      <style:table-cell-properties fo:background-color="transparent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7.F14" style:family="table-cell">
      <style:table-cell-properties fo:background-color="transparent" fo:padding="0.097cm" fo:border="0.05pt solid #999999">
        <style:background-image/>
      </style:table-cell-properties>
    </style:style>
    <style:style style:name="Table7.15" style:family="table-row">
      <style:table-row-properties style:min-row-height="0.579cm" fo:keep-together="always"/>
    </style:style>
    <style:style style:name="Table7.16" style:family="table-row">
      <style:table-row-properties style:min-row-height="0.579cm" fo:background-color="transparent" fo:keep-together="auto">
        <style:background-image/>
      </style:table-row-properties>
    </style:style>
    <style:style style:name="Table7.A16" style:family="table-cell">
      <style:table-cell-properties fo:background-color="transparent" fo:padding="0.097cm" fo:border-left="0.05pt solid #999999" fo:border-right="none" fo:border-top="none" fo:border-bottom="none">
        <style:background-image/>
      </style:table-cell-properties>
    </style:style>
    <style:style style:name="Table7.B16" style:family="table-cell">
      <style:table-cell-properties fo:background-color="transparent" fo:padding="0.097cm" fo:border-left="0.05pt solid #999999" fo:border-right="0.05pt solid #999999" fo:border-top="none" fo:border-bottom="none">
        <style:background-image xlink:href="Pictures/1000020100000640000000C83D402F1B3FFF3F4F.png" xlink:type="simple" xlink:actuate="onLoad" style:repeat="stretch"/>
      </style:table-cell-properties>
    </style:style>
    <style:style style:name="Table7.17" style:family="table-row">
      <style:table-row-properties style:min-row-height="0.579cm" fo:keep-together="always"/>
    </style:style>
    <style:style style:name="Table7.18" style:family="table-row">
      <style:table-row-properties style:min-row-height="0.579cm" fo:keep-together="always"/>
    </style:style>
    <style:style style:name="Table7.19" style:family="table-row">
      <style:table-row-properties style:min-row-height="0.579cm" fo:keep-together="always"/>
    </style:style>
    <style:style style:name="Table7.A19" style:family="table-cell">
      <style:table-cell-properties fo:background-color="transparent" fo:padding="0.097cm" fo:border-left="0.05pt solid #999999" fo:border-right="none" fo:border-top="0.5pt solid #000000" fo:border-bottom="0.05pt solid #999999">
        <style:background-image/>
      </style:table-cell-properties>
    </style:style>
    <style:style style:name="Table7.20" style:family="table-row">
      <style:table-row-properties style:min-row-height="0.579cm" fo:keep-together="always"/>
    </style:style>
    <style:style style:name="Table7.A20" style:family="table-cell">
      <style:table-cell-properties fo:background-color="transparent" fo:padding="0.097cm" fo:border-left="0.05pt solid #999999" fo:border-right="none" fo:border-top="0.5pt solid #000000" fo:border-bottom="none">
        <style:background-image/>
      </style:table-cell-properties>
    </style:style>
    <style:style style:name="Table7.F20" style:family="table-cell">
      <style:table-cell-properties fo:background-color="transparent" fo:padding="0.097cm" fo:border-left="0.05pt solid #999999" fo:border-right="0.05pt solid #999999" fo:border-top="0.5pt solid #000000" fo:border-bottom="0.05pt solid #999999">
        <style:background-image/>
      </style:table-cell-properties>
    </style:style>
    <style:style style:name="Table7.21" style:family="table-row">
      <style:table-row-properties style:min-row-height="0.579cm" fo:keep-together="always"/>
    </style:style>
    <style:style style:name="Table7.22" style:family="table-row">
      <style:table-row-properties style:min-row-height="0.579cm" fo:keep-together="always"/>
    </style:style>
    <style:style style:name="Table7.A2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7.23" style:family="table-row">
      <style:table-row-properties style:min-row-height="0.397cm" fo:keep-together="always"/>
    </style:style>
    <style:style style:name="Table7.24" style:family="table-row">
      <style:table-row-properties style:min-row-height="0.247cm" fo:background-color="transparent" fo:keep-together="always">
        <style:background-image/>
      </style:table-row-properties>
    </style:style>
    <style:style style:name="Table7.A24" style:family="table-cell">
      <style:table-cell-properties fo:background-color="transparent" fo:padding="0.097cm" fo:border-left="none" fo:border-right="none" fo:border-top="0.05pt solid #999999" fo:border-bottom="none">
        <style:background-image/>
      </style:table-cell-properties>
    </style:style>
    <style:style style:name="Table3" style:family="table">
      <style:table-properties style:width="19.001cm" table:align="margins" style:may-break-between-rows="false"/>
    </style:style>
    <style:style style:name="Table3.A" style:family="table-column">
      <style:table-column-properties style:column-width="11.458cm" style:rel-column-width="39520*"/>
    </style:style>
    <style:style style:name="Table3.B" style:family="table-column">
      <style:table-column-properties style:column-width="7.542cm" style:rel-column-width="26015*"/>
    </style:style>
    <style:style style:name="Table3.A1" style:family="table-cell">
      <style:table-cell-properties fo:padding="0cm" fo:border-left="none" fo:border-right="none" fo:border-top="none" fo:border-bottom="0.05pt solid #999999"/>
    </style:style>
    <style:style style:name="Table3.B1" style:family="table-cell">
      <style:table-cell-properties fo:padding="0cm" fo:border="none"/>
    </style:style>
    <style:style style:name="Table4" style:family="table">
      <style:table-properties style:width="11.456cm" table:align="margins" fo:background-color="transparent">
        <style:background-image/>
      </style:table-properties>
    </style:style>
    <style:style style:name="Table4.A" style:family="table-column">
      <style:table-column-properties style:column-width="0.843cm" style:rel-column-width="4820*"/>
    </style:style>
    <style:style style:name="Table4.B" style:family="table-column">
      <style:table-column-properties style:column-width="10.613cm" style:rel-column-width="60715*"/>
    </style:style>
    <style:style style:name="Table4.A1" style:family="table-cell">
      <style:table-cell-properties fo:padding="0.101cm" fo:border="none"/>
    </style:style>
    <style:style style:name="Table4.B1" style:family="table-cell">
      <style:table-cell-properties fo:padding="0.101cm" fo:border-left="0.05pt solid #999999" fo:border-right="none" fo:border-top="none" fo:border-bottom="none"/>
    </style:style>
    <style:style style:name="Table5" style:family="table">
      <style:table-properties style:width="7.544cm" table:align="margins" style:may-break-between-rows="false"/>
    </style:style>
    <style:style style:name="Table5.A" style:family="table-column">
      <style:table-column-properties style:column-width="3.376cm" style:rel-column-width="29325*"/>
    </style:style>
    <style:style style:name="Table5.B" style:family="table-column">
      <style:table-column-properties style:column-width="4.168cm" style:rel-column-width="36210*"/>
    </style:style>
    <style:style style:name="Table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5.B1" style:family="table-cell">
      <style:table-cell-properties fo:padding="0.097cm" fo:border="0.05pt solid #999999"/>
    </style:style>
    <style:style style:name="Table5.A2" style:family="table-cell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5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5.B3" style:family="table-cell">
      <style:table-cell-properties fo:background-color="#fff5f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6" style:family="table">
      <style:table-properties style:width="19.001cm" table:align="margins" style:may-break-between-rows="false"/>
    </style:style>
    <style:style style:name="Table6.A" style:family="table-column">
      <style:table-column-properties style:column-width="6.443cm" style:rel-column-width="22224*"/>
    </style:style>
    <style:style style:name="Table6.B" style:family="table-column">
      <style:table-column-properties style:column-width="2.32cm" style:rel-column-width="8000*"/>
    </style:style>
    <style:style style:name="Table6.C" style:family="table-column">
      <style:table-column-properties style:column-width="2.695cm" style:rel-column-width="9296*"/>
    </style:style>
    <style:style style:name="Table6.D" style:family="table-column">
      <style:table-column-properties style:column-width="7.542cm" style:rel-column-width="26015*"/>
    </style:style>
    <style:style style:name="Table6.1" style:family="table-row">
      <style:table-row-properties style:min-row-height="0.529cm"/>
    </style:style>
    <style:style style:name="Table6.A1" style:family="table-cell">
      <style:table-cell-properties fo:padding="0.101cm" fo:border="none"/>
    </style:style>
    <style:style style:name="Table6.A2" style:family="table-cell">
      <style:table-cell-properties fo:background-color="#fff5f0" fo:padding="0.101cm" fo:border-left="0.05pt solid #999999" fo:border-right="none" fo:border-top="0.05pt solid #999999" fo:border-bottom="0.05pt solid #999999">
        <style:background-image/>
      </style:table-cell-properties>
    </style:style>
    <style:style style:name="Table6.C2" style:family="table-cell">
      <style:table-cell-properties fo:background-color="#fff5f0" fo:padding="0.101cm" fo:border="0.05pt solid #999999">
        <style:background-image/>
      </style:table-cell-properties>
    </style:style>
    <style:style style:name="Table6.A3" style:family="table-cell">
      <style:table-cell-properties fo:padding="0.101cm" fo:border="0.05pt solid #999999"/>
    </style:style>
    <style:style style:name="Table6.A4" style:family="table-cell">
      <style:table-cell-properties fo:padding="0.101cm" fo:border-left="0.05pt solid #999999" fo:border-right="none" fo:border-top="none" fo:border-bottom="0.05pt solid #999999"/>
    </style:style>
    <style:style style:name="Table6.B4" style:family="table-cell">
      <style:table-cell-properties fo:padding="0.101cm" fo:border-left="0.05pt solid #999999" fo:border-right="none" fo:border-top="none" fo:border-bottom="0.05pt solid #999999"/>
    </style:style>
    <style:style style:name="Table6.C4" style:family="table-cell">
      <style:table-cell-properties fo:padding="0.101cm" fo:border-left="0.05pt solid #999999" fo:border-right="0.05pt solid #999999" fo:border-top="none" fo:border-bottom="0.05pt solid #999999"/>
    </style:style>
    <style:style style:name="Table6.A5" style:family="table-cell">
      <style:table-cell-properties fo:padding="0.101cm" fo:border-left="0.05pt solid #999999" fo:border-right="0.05pt solid #999999" fo:border-top="none" fo:border-bottom="0.05pt solid #999999"/>
    </style:style>
    <style:style style:name="Table6.A6" style:family="table-cell">
      <style:table-cell-properties fo:padding="0.101cm" fo:border-left="0.05pt solid #999999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2a21f47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dbe48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f6b5e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111026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3bcd0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text-properties style:font-name="Calibri" fo:font-size="10pt" fo:font-style="normal" fo:font-weight="normal" officeooo:rsid="003ad84c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7a9a50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81237d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87ec5c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43bcd0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21ff84d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1ff44dd" officeooo:paragraph-rsid="02aa4eab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03ad84c" officeooo:paragraph-rsid="02aa4eab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Calibri" fo:font-size="10pt" officeooo:paragraph-rsid="02067741" style:font-size-asian="10pt" style:font-size-complex="10pt"/>
    </style:style>
    <style:style style:name="P26" style:family="paragraph" style:parent-style-name="Table_20_Contents">
      <style:text-properties style:font-name="Calibri" fo:font-size="10pt" officeooo:paragraph-rsid="02aa4eab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pt" fo:font-weight="bold" officeooo:rsid="027a9a50" officeooo:paragraph-rsid="027b78f8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Calibri" fo:font-size="10pt" fo:font-weight="bold" officeooo:rsid="027a9a50" officeooo:paragraph-rsid="027a9a50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pt" fo:font-weight="bold" officeooo:rsid="027b78f8" officeooo:paragraph-rsid="027b78f8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2067741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33" style:family="paragraph" style:parent-style-name="Table_20_Contents">
      <style:paragraph-properties fo:text-align="start" style:justify-single-word="false"/>
      <style:text-properties style:font-name="Calibri" officeooo:paragraph-rsid="020dbe48"/>
    </style:style>
    <style:style style:name="P34" style:family="paragraph" style:parent-style-name="Table_20_Contents">
      <style:paragraph-properties fo:text-align="start" style:justify-single-word="false"/>
      <style:text-properties style:font-name="Calibri" officeooo:paragraph-rsid="020f6b5e"/>
    </style:style>
    <style:style style:name="P35" style:family="paragraph" style:parent-style-name="Table_20_Contents">
      <style:paragraph-properties fo:text-align="start" style:justify-single-word="false"/>
      <style:text-properties style:font-name="Calibri" officeooo:paragraph-rsid="02111026"/>
    </style:style>
    <style:style style:name="P36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26d79f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3b8f2" officeooo:paragraph-rsid="0213b8f2" style:font-size-asian="10.5pt" style:font-weight-asian="bold" style:font-size-complex="10.5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0f6afed" style:font-size-asian="10.5pt" style:font-weight-asian="bold" style:font-size-complex="10.5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7a9a50" officeooo:paragraph-rsid="0284d7de" style:font-size-asian="10.5pt" style:font-weight-asian="bold" style:font-size-complex="10.5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52537" officeooo:paragraph-rsid="02aa4eab" style:font-size-asian="10.5pt" style:font-weight-asian="bold" style:font-size-complex="10.5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2aa4eab" style:font-size-asian="10.5pt" style:font-weight-asian="bold" style:font-size-complex="10.5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2aa4eab" style:font-size-asian="10.5pt" style:font-weight-asian="bold" style:font-size-complex="10.5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2aa4eab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067741" style:font-size-asian="10.5pt" style:font-weight-asian="bold" style:font-size-complex="10.5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920319" style:font-size-asian="10.5pt" style:font-weight-asian="bold" style:font-size-complex="10.5pt" style:font-weight-complex="bold"/>
    </style:style>
    <style:style style:name="P47" style:family="paragraph" style:parent-style-name="Table_20_Contents">
      <style:text-properties style:font-name="Calibri" fo:font-size="10.5pt" fo:font-weight="bold" officeooo:paragraph-rsid="02aa4eab" style:font-size-asian="10.5pt" style:font-weight-asian="bold" style:font-size-complex="10.5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2aa4eab" style:font-size-asian="10.5pt" style:font-style-asian="normal" style:font-weight-asian="bold" style:font-size-complex="10.5pt" style:font-style-complex="normal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2aa4eab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font-name="Calibri" fo:font-size="9pt" officeooo:paragraph-rsid="02aa4eab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aa4eab" style:font-size-asian="9pt" style:font-style-asian="normal" style:font-weight-asian="normal" style:font-size-complex="9pt" style:font-style-complex="normal" style:font-weight-complex="normal"/>
    </style:style>
    <style:style style:name="P53" style:family="paragraph" style:parent-style-name="Table_20_Contents">
      <style:paragraph-properties fo:text-align="end" style:justify-single-word="false"/>
      <style:text-properties style:font-name="Calibri" fo:font-size="9pt" fo:font-style="normal" fo:font-weight="normal" officeooo:rsid="003ad84c" officeooo:paragraph-rsid="02aa4eab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Calibri" fo:font-size="7pt" officeooo:rsid="00300d16" officeooo:paragraph-rsid="02aa4eab" style:font-size-asian="7pt" style:font-size-complex="7pt"/>
    </style:style>
    <style:style style:name="P55" style:family="paragraph" style:parent-style-name="Table_20_Contents">
      <style:paragraph-properties fo:text-align="end" style:justify-single-word="false"/>
      <style:text-properties style:font-name="Calibri" fo:font-size="8pt" officeooo:paragraph-rsid="02aa4eab" style:font-size-asian="8pt" style:font-size-complex="8pt"/>
    </style:style>
    <style:style style:name="P56" style:family="paragraph" style:parent-style-name="Table_20_Contents">
      <style:text-properties style:font-name="Calibri" fo:font-size="2pt" officeooo:paragraph-rsid="02aa4eab" style:font-size-asian="1.75pt" style:font-size-complex="2pt"/>
    </style:style>
    <style:style style:name="P57" style:family="paragraph" style:parent-style-name="Table_20_Contents">
      <style:text-properties fo:font-size="2pt" officeooo:rsid="016a0088" officeooo:paragraph-rsid="02aa4eab" style:font-size-asian="2pt" style:font-size-complex="2pt"/>
    </style:style>
    <style:style style:name="P58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alibri" fo:font-size="9pt" fo:font-style="normal" fo:font-weight="normal" officeooo:rsid="003ad84c" officeooo:paragraph-rsid="02aa4eab" style:font-size-asian="9pt" style:font-style-asian="normal" style:font-weight-asian="normal" style:font-size-complex="9pt" style:font-style-complex="normal" style:font-weight-complex="normal"/>
    </style:style>
    <style:style style:name="P59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61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62" style:family="paragraph" style:parent-style-name="Standard">
      <style:text-properties style:font-name="Calibri" officeooo:paragraph-rsid="003ad84c"/>
    </style:style>
    <style:style style:name="P63" style:family="paragraph" style:parent-style-name="Table_20_Contents">
      <loext:graphic-properties draw:fill="none" draw:fill-color="#fff5f0" draw:opacity="100%"/>
      <style:paragraph-properties fo:text-align="start" style:justify-single-word="false" fo:background-color="transparent" fo:padding="0.049cm" fo:border="0.06pt solid #999999" style:shadow="none"/>
      <style:text-properties style:font-name="Calibri" fo:font-size="10pt" officeooo:paragraph-rsid="029ec6d6" style:font-size-asian="10pt" style:font-size-complex="10pt"/>
    </style:style>
    <style:style style:name="P64" style:family="paragraph" style:parent-style-name="Table_20_Contents">
      <loext:graphic-properties draw:fill="none" draw:fill-color="#fff5f0" draw:opacity="100%"/>
      <style:paragraph-properties fo:text-align="start" style:justify-single-word="false" fo:background-color="transparent" fo:padding="0.049cm" fo:border="0.06pt solid #999999" style:shadow="none"/>
      <style:text-properties style:font-name="Calibri" fo:font-size="10pt" fo:font-style="normal" fo:font-weight="normal" officeooo:rsid="003f7786" officeooo:paragraph-rsid="029ec6d6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29f6c0b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able_20_Contents">
      <loext:graphic-properties draw:fill="none" draw:fill-color="#fff5f0" draw:opacity="100%" draw:fill-image-width="0cm" draw:fill-image-height="0cm"/>
      <style:paragraph-properties fo:text-align="start" style:justify-single-word="false" fo:background-color="transparent" fo:padding="0.049cm" fo:border="0.06pt solid #999999" style:shadow="none"/>
      <style:text-properties style:font-name="Calibri" fo:font-size="10pt" fo:font-style="normal" fo:font-weight="normal" officeooo:rsid="009a16d3" officeooo:paragraph-rsid="029ec6d6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f5b1f6" officeooo:paragraph-rsid="029f6c0b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loext:graphic-properties draw:fill="none" draw:fill-color="#fff5f0" draw:opacity="100%"/>
      <style:paragraph-properties fo:text-align="start" style:justify-single-word="false" fo:background-color="transparent" fo:padding="0.049cm" fo:border="0.06pt solid #999999" style:shadow="none"/>
      <style:text-properties style:font-name="Calibri" fo:font-size="10.5pt" fo:font-style="normal" fo:font-weight="bold" officeooo:rsid="009a16d3" officeooo:paragraph-rsid="029ec6d6" style:font-size-asian="10.5pt" style:font-style-asian="normal" style:font-weight-asian="bold" style:font-size-complex="10.5pt" style:font-style-complex="normal" style:font-weight-complex="bold"/>
    </style:style>
    <style:style style:name="P69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style:font-name="Calibri" fo:font-size="10.5pt" fo:font-weight="bold" officeooo:rsid="00a32c25" officeooo:paragraph-rsid="029f6c0b" style:font-size-asian="10.5pt" style:font-weight-asian="bold" style:font-size-complex="10.5pt" style:font-weight-complex="bold"/>
    </style:style>
    <style:style style:name="P70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officeooo:paragraph-rsid="029f6c0b"/>
    </style:style>
    <style:style style:name="P71" style:family="paragraph" style:parent-style-name="Standard">
      <loext:graphic-properties draw:fill="solid" draw:fill-color="#fffafa" draw:opacity="100%"/>
      <style:paragraph-properties fo:text-align="justify" style:justify-single-word="false" fo:background-color="#fffafa" fo:padding="0.049cm" fo:border="0.06pt solid #999999" style:shadow="none">
        <style:tab-stops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alibri" fo:font-size="10pt" fo:language="fr" fo:country="FR" officeooo:rsid="02824e37" officeooo:paragraph-rsid="02824e37" style:font-size-asian="10pt" style:font-size-complex="10pt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language="fr" fo:country="FR" officeooo:rsid="027f9554" officeooo:paragraph-rsid="027c053f" style:font-size-asian="10pt" style:font-size-complex="10pt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language="fr" fo:country="FR" officeooo:rsid="027f9554" officeooo:paragraph-rsid="027f9554" style:font-size-asian="10pt" style:font-size-complex="10pt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language="fr" fo:country="FR" fo:font-style="normal" fo:font-weight="normal" officeooo:rsid="003f7786" officeooo:paragraph-rsid="02499b0a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300d16" officeooo:paragraph-rsid="02067741" style:font-size-asian="10pt" style:font-size-complex="10pt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font-style="normal" fo:font-weight="normal" officeooo:rsid="00e79c12" officeooo:paragraph-rsid="02920319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font-style="normal" fo:font-weight="normal" officeooo:rsid="00300d16" officeooo:paragraph-rsid="02920319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Calibri" fo:font-size="10pt" fo:font-style="normal" fo:font-weight="normal" officeooo:rsid="00300d16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alibri" fo:font-size="10pt" fo:font-weight="bold" officeooo:rsid="025b7091" officeooo:paragraph-rsid="02920319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9pt" fo:language="fr" fo:country="FR" officeooo:rsid="02761703" officeooo:paragraph-rsid="02761703" style:font-size-asian="9pt" style:font-size-complex="9pt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9pt" fo:font-style="normal" fo:font-weight="normal" officeooo:rsid="003ad84c" officeooo:paragraph-rsid="02920319" style:font-size-asian="9pt" style:font-style-asian="normal" style:font-weight-asian="normal" style:font-size-complex="9pt" style:font-style-complex="normal" style:font-weight-complex="normal"/>
    </style:style>
    <style:style style:name="P83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Calibri" fo:font-size="9pt" fo:font-style="normal" fo:font-weight="normal" officeooo:rsid="00300d16" officeooo:paragraph-rsid="02920319" style:font-size-asian="9pt" style:font-style-asian="normal" style:font-weight-asian="normal" style:font-size-complex="9pt" style:font-style-complex="normal" style:font-weight-complex="normal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9pt" officeooo:rsid="00300d16" officeooo:paragraph-rsid="02cf1427" style:font-size-asian="9pt" style:font-size-complex="9pt"/>
    </style:style>
    <style:style style:name="P8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alibri" fo:font-size="10.5pt" fo:font-weight="bold" officeooo:rsid="00e79c12" officeooo:paragraph-rsid="02920319" style:font-size-asian="10.5pt" style:font-weight-asian="bold" style:font-size-complex="10.5pt" style:font-weight-complex="bold"/>
    </style:style>
    <style:style style:name="P86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/>
      </style:paragraph-properties>
      <style:text-properties style:font-name="Calibri" fo:font-size="12pt" fo:font-style="normal" fo:font-weight="bold" officeooo:rsid="022fac2c" officeooo:paragraph-rsid="02aa4eab" style:font-size-asian="12pt" style:font-style-asian="normal" style:font-weight-asian="bold" style:font-size-complex="12pt" style:font-style-complex="normal" style:font-weight-complex="bold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>
          <style:tab-stop style:position="12.561cm"/>
        </style:tab-stops>
      </style:paragraph-properties>
      <style:text-properties style:font-name="Calibri" fo:font-size="7pt" fo:language="fr" fo:country="FR" fo:font-weight="normal" officeooo:rsid="024a9ec8" officeooo:paragraph-rsid="024a9ec8" style:font-size-asian="7pt" style:font-weight-asian="normal" style:font-size-complex="7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>
          <style:tab-stop style:position="12.561cm"/>
        </style:tab-stops>
      </style:paragraph-properties>
      <style:text-properties style:font-name="Calibri" fo:font-size="7pt" fo:language="fr" fo:country="FR" fo:font-weight="bold" officeooo:paragraph-rsid="02499b0a" style:font-size-asian="7pt" style:font-weight-asian="bold" style:font-size-complex="7pt" style:font-weight-complex="bold"/>
    </style:style>
    <style:style style:name="P89" style:family="paragraph" style:parent-style-name="Table_20_Contents">
      <loext:graphic-properties draw:fill="none"/>
      <style:paragraph-properties fo:margin-left="0cm" fo:margin-right="0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>
          <style:tab-stop style:position="12.561cm"/>
        </style:tab-stops>
      </style:paragraph-properties>
      <style:text-properties style:font-name="Calibri" fo:font-size="7pt" fo:language="fr" fo:country="FR" fo:font-weight="normal" officeooo:rsid="00300d16" officeooo:paragraph-rsid="025261b2" style:font-size-asian="7pt" style:font-weight-asian="normal" style:font-size-complex="7pt" style:font-weight-complex="normal"/>
    </style:style>
    <style:style style:name="P90" style:family="paragraph" style:parent-style-name="Table_20_Contents">
      <loext:graphic-properties draw:fill="none"/>
      <style:paragraph-properties fo:margin-left="0cm" fo:margin-right="0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>
          <style:tab-stop style:position="12.561cm"/>
        </style:tab-stops>
      </style:paragraph-properties>
      <style:text-properties style:font-name="Calibri" fo:font-size="7pt" fo:language="fr" fo:country="FR" fo:font-weight="bold" officeooo:rsid="00300d16" officeooo:paragraph-rsid="025261b2" style:font-size-asian="7pt" style:font-weight-asian="bold" style:font-size-complex="7pt" style:font-weight-complex="bold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9pt" fo:language="fr" fo:country="FR" officeooo:rsid="02761703" officeooo:paragraph-rsid="02920319" style:font-size-asian="9pt" style:font-size-complex="9pt"/>
    </style:style>
    <style:style style:name="P92" style:family="paragraph" style:parent-style-name="Standard" style:master-page-name="">
      <loext:graphic-properties draw:fill="none"/>
      <style:paragraph-properties fo:margin-left="0cm" fo:margin-right="0cm" fo:text-align="start" style:justify-single-word="false" fo:keep-together="always" fo:text-indent="0cm" style:auto-text-indent="false" style:page-number="auto" fo:background-color="transparent" fo:padding="0.049cm" fo:border="0.06pt solid #999999" style:shadow="none" fo:keep-with-next="always">
        <style:tab-stops>
          <style:tab-stop style:position="12.561cm"/>
        </style:tab-stops>
      </style:paragraph-properties>
      <style:text-properties style:font-name="Calibri" fo:font-size="7pt" fo:language="fr" fo:country="FR" fo:font-weight="bold" officeooo:paragraph-rsid="02499b0a" style:font-size-asian="7pt" style:font-weight-asian="bold" style:font-size-complex="7pt" style:font-weight-complex="bold"/>
    </style:style>
    <style:style style:name="P93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2aa4eab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9pt" fo:font-style="italic" fo:font-weight="bold" officeooo:paragraph-rsid="02aa4eab" style:font-size-asian="9pt" style:font-style-asian="italic" style:font-weight-asian="bold" style:font-size-complex="9pt" style:font-style-complex="italic" style:font-weight-complex="bold"/>
    </style:style>
    <style:style style:name="P95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2920319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268954b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Table_20_Contents">
      <style:paragraph-properties fo:margin-left="0.273cm" fo:margin-right="-0.009cm" fo:text-indent="0cm" style:auto-text-indent="false"/>
      <style:text-properties style:font-name="Calibri" fo:font-size="10pt" fo:font-weight="normal" officeooo:rsid="00300d16" officeooo:paragraph-rsid="02aa4eab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.273cm" fo:margin-right="-0.009cm" fo:text-align="end" style:justify-single-word="false" fo:text-indent="0cm" style:auto-text-indent="false">
        <style:tab-stops/>
      </style:paragraph-properties>
      <style:text-properties fo:color="#666666" style:font-name="Calibri" fo:font-size="6pt" fo:font-style="italic" fo:font-weight="normal" officeooo:rsid="01e20832" officeooo:paragraph-rsid="02aa4eab" style:font-size-asian="6pt" style:font-style-asian="italic" style:font-weight-asian="normal" style:font-size-complex="6pt" style:font-style-complex="italic" style:font-weight-complex="normal"/>
    </style:style>
    <style:style style:name="P100" style:family="paragraph" style:parent-style-name="Table_20_Contents">
      <style:paragraph-properties fo:margin-left="0.203cm" fo:margin-right="3.048cm" fo:text-align="justify" style:justify-single-word="false" fo:text-indent="0cm" style:auto-text-indent="false">
        <style:tab-stops/>
      </style:paragraph-properties>
      <style:text-properties style:font-name="Calibri" fo:font-size="9pt" fo:font-style="italic" fo:font-weight="normal" officeooo:rsid="00300d16" officeooo:paragraph-rsid="02aa4eab" style:font-size-asian="9pt" style:font-style-asian="italic" style:font-weight-asian="normal" style:font-size-complex="9pt" style:font-style-complex="italic" style:font-weight-complex="normal"/>
    </style:style>
    <style:style style:name="P101" style:family="paragraph" style:parent-style-name="Text_20_body">
      <style:text-properties fo:font-size="2pt" officeooo:paragraph-rsid="02aa4eab" style:font-size-asian="1.75pt" style:font-size-complex="2pt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officeooo:rsid="00300d16" style:font-size-asian="10pt" style:font-size-complex="10pt"/>
    </style:style>
    <style:style style:name="T4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6" style:family="text">
      <style:text-properties fo:font-size="8pt" officeooo:rsid="00300d16" style:font-size-asian="8pt" style:font-size-complex="8pt"/>
    </style:style>
    <style:style style:name="T7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Calibri" fo:font-size="10pt" style:font-size-asian="10pt" style:font-size-complex="10pt"/>
    </style:style>
    <style:style style:name="T9" style:family="text">
      <style:text-properties style:font-name="Calibri" fo:font-size="10pt" officeooo:rsid="024431ff" style:font-size-asian="10pt" style:font-size-complex="10pt"/>
    </style:style>
    <style:style style:name="T10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20dbe48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20f6b5e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2111026" style:font-size-asian="16pt" style:font-weight-asian="bold" style:font-size-complex="16pt" style:font-weight-complex="bold"/>
    </style:style>
    <style:style style:name="T16" style:family="text">
      <style:text-properties officeooo:rsid="00e79c12"/>
    </style:style>
    <style:style style:name="T17" style:family="text">
      <style:text-properties officeooo:rsid="00f6afed"/>
    </style:style>
    <style:style style:name="T18" style:family="text">
      <style:text-properties fo:font-style="normal" fo:font-weight="normal" officeooo:rsid="024431ff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20" style:family="text">
      <style:text-properties fo:font-style="normal" officeooo:rsid="00f4b71e" style:font-style-asian="normal" style:font-style-complex="normal"/>
    </style:style>
    <style:style style:name="T21" style:family="text">
      <style:text-properties fo:font-style="normal" officeooo:rsid="024d3e08" style:font-style-asian="normal" style:font-style-complex="normal"/>
    </style:style>
    <style:style style:name="T22" style:family="text">
      <style:text-properties officeooo:rsid="0108e264"/>
    </style:style>
    <style:style style:name="T23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24" style:family="text">
      <style:text-properties officeooo:rsid="012f134b"/>
    </style:style>
    <style:style style:name="T25" style:family="text">
      <style:text-properties officeooo:rsid="02130c49"/>
    </style:style>
    <style:style style:name="T26" style:family="text">
      <style:text-properties officeooo:rsid="0213b8f2"/>
    </style:style>
    <style:style style:name="T27" style:family="text">
      <style:text-properties officeooo:rsid="02499b0a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2499b0a" style:font-weight-asian="normal" style:font-weight-complex="normal"/>
    </style:style>
    <style:style style:name="T30" style:family="text">
      <style:text-properties fo:font-weight="normal" officeooo:rsid="024a9ec8" style:font-weight-asian="normal" style:font-weight-complex="normal"/>
    </style:style>
    <style:style style:name="T31" style:family="text">
      <style:text-properties fo:font-weight="normal" officeooo:rsid="024e5c08" style:font-weight-asian="normal" style:font-weight-complex="normal"/>
    </style:style>
    <style:style style:name="T32" style:family="text">
      <style:text-properties fo:font-weight="normal" officeooo:rsid="024f5824" style:font-weight-asian="normal" style:font-weight-complex="normal"/>
    </style:style>
    <style:style style:name="T33" style:family="text">
      <style:text-properties fo:font-weight="normal" officeooo:rsid="025261b2" style:font-weight-asian="normal" style:font-weight-complex="normal"/>
    </style:style>
    <style:style style:name="T34" style:family="text">
      <style:text-properties officeooo:rsid="025261b2"/>
    </style:style>
    <style:style style:name="T35" style:family="text">
      <style:text-properties fo:language="fr" fo:country="FR" officeooo:rsid="0284d7de"/>
    </style:style>
    <style:style style:name="T36" style:family="text">
      <style:text-properties officeooo:rsid="00f5b1f6"/>
    </style:style>
    <style:style style:name="T37" style:family="text">
      <style:text-properties style:text-line-through-style="none" style:text-line-through-type="none"/>
    </style:style>
    <style:style style:name="T38" style:family="text">
      <style:text-properties style:text-line-through-style="none" style:text-line-through-type="none" fo:font-size="6pt" style:font-size-asian="6pt" style:font-size-complex="6pt"/>
    </style:style>
    <style:style style:name="T39" style:family="text">
      <style:text-properties style:text-line-through-style="none" style:text-line-through-type="none" fo:font-size="6pt" officeooo:rsid="026e6492" style:font-size-asian="6pt" style:font-size-complex="6pt"/>
    </style:style>
    <style:style style:name="fr1" style:family="graphic" style:parent-style-name="Frame">
      <style:graphic-properties fo:margin-left="0.199cm" fo:margin-right="0.101cm" fo:margin-top="0.101cm" fo:margin-bottom="0.199cm" style:run-through="foreground" style:protect="content" style:wrap="left" style:number-wrapped-paragraphs="no-limit" style:vertical-pos="top" style:vertical-rel="paragraph" style:horizontal-pos="right" style:horizontal-rel="paragraph" draw:fill-color="#ffffff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><text:span text:style-name="T23"><text:text-input text:description="&lt;company.name&gt;">Company Name</text:text-input></text:span><text:span text:style-name="T11"><text:line-break/></text:span><text:span text:style-name="T10"><text:text-input text:description="&lt;company.street&gt;">Street</text:text-input></text:span><text:span text:style-name="T10"> </text:span><text:span text:style-name="T10"><text:text-input text:description="&lt;company.street2&gt;">street2</text:text-input></text:span><text:span text:style-name="T10"><text:line-break/></text:span><text:span text:style-name="T10"><text:text-input text:description="&lt;company.zip&gt;">Zip</text:text-input></text:span><text:span text:style-name="T10"> </text:span><text:span text:style-name="T10"><text:text-input text:description="&lt;company.city&gt;">City</text:text-input></text:span><text:span text:style-name="T10"> </text:span><text:span text:style-name="T10"><text:text-input text:description="&lt;company.country_id.name&gt;">Country</text:text-input></text:span><text:span text:style-name="T7"><text:line-break/></text:span><text:span text:style-name="T7"><text:text-input text:description="&lt;(company.phone and 'Tél.:           ' or '') + (company.phone and company.phone or '')&gt;">Phone</text:text-input></text:span><text:span text:style-name="T7"><text:line-break/></text:span><text:span text:style-name="T7"><text:text-input text:description="&lt;(company.fax and 'Fax:             ' or '') + (company.fax and company.fax or '')&gt;">Fax</text:text-input></text:span><text:span text:style-name="T7"><text:line-break/></text:span><text:span text:style-name="T4"><text:text-input text:description="&lt;company.email and company.email&gt;">Email</text:text-input></text:span></text:p>
          </table:table-cell>
          <table:table-cell table:style-name="Tableau3.A1" office:value-type="string">
            <text:p text:style-name="P59"><text:s/><draw:frame draw:style-name="fr2" draw:name="image: asimage(company.logo,0,697,200,'px')" text:anchor-type="as-char" svg:width="9.592cm" svg:height="2.769cm" draw:z-index="3"><draw:text-box><text:p text:style-name="Frame_20_contents"/></draw:text-box></draw:frame></text:p>
          </table:table-cell>
        </table:table-row>
      </table:table>
      <text:p text:style-name="P6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4"><text:text-input text:description="&lt;if test=&quot;o.partner_shipping_id&quot;&gt;">If</text:text-input><text:s/></text:p>
            <text:p text:style-name="P68">Adresse de livraison:</text:p>
            <text:p text:style-name="P63"><text:span text:style-name="T18"><text:text-input text:description="&lt; format_address(o.partner_shipping_id) &gt;">format_address</text:text-input></text:span><text:span text:style-name="T19"> </text:span></text:p>
            <text:p text:style-name="P66"><text:text-input text:description="&lt;/if&gt;">Endif</text:text-input></text:p>
          </table:table-cell>
          <table:table-cell table:style-name="Tableau1.B1" office:value-type="string">
            <text:p text:style-name="P65"><text:span text:style-name="T36"><text:text-input text:description="&lt;if test=&quot;o.partner_id&quot;&gt;">If</text:text-input></text:span><text:span text:style-name="T36"><text:s/></text:span></text:p>
            <text:p text:style-name="P69"><text:span text:style-name="T22">Adresse de </text:span><text:span text:style-name="T20">facturation</text:span>:</text:p>
            <text:p text:style-name="P70"><text:span text:style-name="T9"><text:text-input text:description="&lt; format_address(o.partner_id) &gt;">format_address</text:text-input></text:span><text:span text:style-name="T8"> </text:span></text:p>
            <text:p text:style-name="P67"><text:text-input text:description="&lt;/if&gt;">Endif</text:text-input></text:p>
          </table:table-cell>
        </table:table-row>
      </table:table>
      <text:p text:style-name="P60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"><text:text-input text:description="&lt;if test=&quot;o.type == 'out_invoice' and (o.state == 'open' or o.state == 'paid')&quot;&gt;">If</text:text-input></text:p>
            <text:p text:style-name="P32"><text:span text:style-name="T13">Facture</text:span> <text:span text:style-name="T12"><text:text-input text:description="&lt;o.number&gt;">Invoice No</text:text-input></text:span></text:p>
            <text:p text:style-name="P5"><text:text-input text:description="&lt;/if&gt;">Endif</text:text-input></text:p>
            <text:p text:style-name="P6"><text:text-input text:description="&lt;if test=&quot;o.type == 'out_invoice' and o.state == 'proforma2'&quot;&gt;">If</text:text-input></text:p>
            <text:p text:style-name="P33"><text:span text:style-name="T13">PRO-FORMA</text:span> <text:span text:style-name="T12"><text:text-input text:description="&lt;o.number&gt;">Invoice No</text:text-input></text:span></text:p>
            <text:p text:style-name="P7"><text:text-input text:description="&lt;/if&gt;">Endif</text:text-input></text:p>
            <text:p text:style-name="P7"><text:text-input text:description="&lt;if test=&quot;o.type == 'out_invoice' and o.state == 'draft'&quot;&gt;">If</text:text-input></text:p>
            <text:p text:style-name="P34"><text:span text:style-name="T13">Facture </text:span><text:span text:style-name="T14">brouillon</text:span> <text:span text:style-name="T12"><text:text-input text:description="&lt;o.number&gt;">Invoice No</text:text-input></text:span></text:p>
            <text:p text:style-name="P7"><text:text-input text:description="&lt;/if&gt;">Endif</text:text-input></text:p>
            <text:p text:style-name="P7"><text:text-input text:description="&lt;if test=&quot;o.type == 'out_invoice' and o.state == 'cancel'&quot;&gt;">If</text:text-input></text:p>
            <text:p text:style-name="P34"><text:span text:style-name="T13">Facture </text:span><text:span text:style-name="T14">annulée</text:span> <text:span text:style-name="T12"><text:text-input text:description="&lt;o.number&gt;">Invoice No</text:text-input></text:span></text:p>
            <text:p text:style-name="P8"><text:text-input text:description="&lt;/if&gt;">Endif</text:text-input></text:p>
            <text:p text:style-name="P8"><text:text-input text:description="&lt;if test=&quot;o.type=='out_refund'&quot;&gt;">If</text:text-input></text:p>
            <text:p text:style-name="P35"><text:span text:style-name="T15">Note de crédit</text:span> <text:span text:style-name="T12"><text:text-input text:description="&lt;o.number&gt;">Invoice No</text:text-input></text:span></text:p>
            <text:p text:style-name="P8"><text:text-input text:description="&lt;/if&gt;">Endif</text:text-input></text:p>
            <text:p text:style-name="P8"><text:text-input text:description="&lt;if test=&quot;o.type=='in_refund'&quot;&gt;">If</text:text-input></text:p>
            <text:p text:style-name="P35"><text:span text:style-name="T15">Note de crédit fournisseur</text:span> <text:span text:style-name="T12"><text:text-input text:description="&lt;o.number&gt;">Invoice No</text:text-input></text:span></text:p>
            <text:p text:style-name="P8"><text:text-input text:description="&lt;/if&gt;">Endif</text:text-input></text:p>
            <text:p text:style-name="P8"><text:text-input text:description="&lt;if test=&quot;o.type=='in_invoice'&quot;&gt;">If</text:text-input></text:p>
            <text:p text:style-name="P35"><text:span text:style-name="T13">Facture</text:span><text:span text:style-name="T15"> fournisseur</text:span> <text:span text:style-name="T12"><text:text-input text:description="&lt;o.number&gt;">Invoice No</text:text-input></text:span></text:p>
            <text:p text:style-name="P8"><text:text-input text:description="&lt;/if&gt;">Endif</text:text-input></text:p>
          </table:table-cell>
          <table:table-cell table:style-name="Tableau7.B1" office:value-type="string">
            <text:p text:style-name="P10"><text:text-input text:description="&lt;if test=&quot;o.date_invoice&quot;&gt;">If</text:text-input></text:p>
            <text:p text:style-name="P48"><text:span text:style-name="T24">En d</text:span>ate <text:span text:style-name="T24">du</text:span> <text:span text:style-name="T3"><text:text-input text:description="&lt;formatLang(o.date_invoice,date = True)&gt;">Date</text:text-input></text:span></text:p>
            <text:p text:style-name="P17"><text:text-input text:description="&lt;/if&gt;">Endif</text:text-input></text:p>
            <text:p text:style-name="P9"><text:text-input text:description="&lt;if test=&quot;o.date_due&quot;&gt;">If</text:text-input></text:p>
            <text:p text:style-name="P36"><text:span text:style-name="T25">Échéance au </text:span><text:span text:style-name="T3"><text:text-input text:description="&lt;formatLang(o.date_due,date=True) &gt;">Date d'échéance</text:text-input></text:span></text:p>
            <text:p text:style-name="P18"><text:text-input text:description="&lt;/if&gt;">Endif</text:text-input></text:p>
          </table:table-cell>
        </table:table-row>
      </table:table>
      <text:p text:style-name="P60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38"><text:span text:style-name="T17">Votre</text:span> référence</text:p>
            </table:table-cell>
            <table:table-cell table:style-name="Tableau2.A1" office:value-type="string">
              <text:p text:style-name="P37">Description</text:p>
            </table:table-cell>
            <table:table-cell table:style-name="Tableau2.C1" office:value-type="string">
              <text:p text:style-name="P39">Conditions de <text:span text:style-name="T26">règlement</text:span>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23"><text:text-input text:description="&lt;o.name or '---'&gt;">Reference</text:text-input></text:p>
          </table:table-cell>
          <table:table-cell table:style-name="Tableau2.A2" office:value-type="string">
            <text:p text:style-name="P22"><text:text-input text:description="&lt;o.origin or '---'&gt;">Description</text:text-input></text:p>
          </table:table-cell>
          <table:table-cell table:style-name="Tableau2.C2" office:value-type="string">
            <text:p text:style-name="P24"><text:text-input text:description="&lt;(o.payment_term_id and o.payment_term_id.name) or '---'&gt;">Conditions de règlement</text:text-input></text:p>
          </table:table-cell>
        </table:table-row>
      </table:table>
      <text:p text:style-name="P14"><text:text-input text:description="&lt;if test=&quot;data.get('bank')&quot;&gt;">If</text:text-input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table:number-columns-spanned="5" office:value-type="string">
              <text:p text:style-name="P40">Relevé d'Identité Bancaire <text:span text:style-name="T35"><text:text-input text:description="&lt;get_bank_from_wizard().company_id.name&gt;">Company name</text:text-input>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1.2">
          <table:table-cell table:style-name="Table1.A2" table:number-columns-spanned="5" office:value-type="string">
            <text:p text:style-name="P15"><text:text-input text:description="&lt;if test=&quot;get_bank_from_wizard().bank_code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27">Code Banque</text:p>
          </table:table-cell>
          <table:table-cell table:style-name="Table1.A3" office:value-type="string">
            <text:p text:style-name="P27">Code Agence</text:p>
          </table:table-cell>
          <table:table-cell table:style-name="Table1.A3" office:value-type="string">
            <text:p text:style-name="P27">Numéro de compte</text:p>
          </table:table-cell>
          <table:table-cell table:style-name="Table1.A3" office:value-type="string">
            <text:p text:style-name="P27">Clé RIB</text:p>
          </table:table-cell>
          <table:table-cell table:style-name="Table1.E3" office:value-type="string">
            <text:p text:style-name="P29">Domiciliation</text:p>
          </table:table-cell>
        </table:table-row>
        <table:table-row table:style-name="Table1.2">
          <table:table-cell table:style-name="Table1.A3" office:value-type="string">
            <text:p text:style-name="P72"><text:text-input text:description="&lt;get_bank_from_wizard().bank_code&gt;">Bank code</text:text-input></text:p>
          </table:table-cell>
          <table:table-cell table:style-name="Table1.A3" office:value-type="string">
            <text:p text:style-name="P72"><text:text-input text:description="&lt;get_bank_from_wizard().office&gt;">Office code</text:text-input></text:p>
          </table:table-cell>
          <table:table-cell table:style-name="Table1.A3" office:value-type="string">
            <text:p text:style-name="P72"><text:text-input text:description="&lt;get_bank_from_wizard().rib_acc_number&gt;">Account number</text:text-input></text:p>
          </table:table-cell>
          <table:table-cell table:style-name="Table1.A3" office:value-type="string">
            <text:p text:style-name="P72"><text:text-input text:description="&lt;get_bank_from_wizard().key&gt;">Key</text:text-input></text:p>
          </table:table-cell>
          <table:table-cell table:style-name="Table1.E3" office:value-type="string">
            <text:p text:style-name="P72"><text:text-input text:description="&lt;get_bank_from_wizard().bank_name&gt;">Bank</text:text-input></text:p>
          </table:table-cell>
        </table:table-row>
        <table:table-row table:style-name="Table1.2">
          <table:table-cell table:style-name="Table1.A2" table:number-columns-spanned="5" office:value-type="string">
            <text:p text:style-name="P15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2" office:value-type="string">
            <text:p text:style-name="P28">IBAN</text:p>
          </table:table-cell>
          <table:covered-table-cell/>
          <table:table-cell table:style-name="Table1.E3" table:number-columns-spanned="3" office:value-type="string">
            <text:p text:style-name="P73"><text:text-input text:description="&lt;get_bank_from_wizard().acc_number&gt;">IBAN</text:text-input></text:p>
          </table:table-cell>
          <table:covered-table-cell/>
          <table:covered-table-cell/>
        </table:table-row>
        <table:table-row table:style-name="Table1.2">
          <table:table-cell table:style-name="Table1.A3" table:number-columns-spanned="2" office:value-type="string">
            <text:p text:style-name="P28">BIC</text:p>
          </table:table-cell>
          <table:covered-table-cell/>
          <table:table-cell table:style-name="Table1.E3" table:number-columns-spanned="3" office:value-type="string">
            <text:p text:style-name="P74"><text:text-input text:description="&lt;get_bank_from_wizard().bank_bic&gt;">BIC</text:text-input></text:p>
          </table:table-cell>
          <table:covered-table-cell/>
          <table:covered-table-cell/>
        </table:table-row>
      </table:table>
      <text:p text:style-name="P14"><text:text-input text:description="&lt;/if&gt;">Endif</text:text-input></text:p>
      <text:p text:style-name="P13"><text:text-input text:description="&lt;if test=&quot;o.comment&quot;&gt;">If</text:text-input></text:p>
      <text:p text:style-name="P31"/>
      <text:p text:style-name="P71"><text:text-input text:description="&lt;format(o.comment or '')&gt;">Notes</text:text-input></text:p>
      <text:p text:style-name="P16"><text:text-input text:description="&lt;/if&gt;">Endif</text:text-input></text:p>
      <text:p text:style-name="P6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header-rows>
          <text:soft-page-break/>
          <table:table-row table:style-name="Table7.1">
            <table:table-cell table:style-name="Table7.A1" table:number-columns-spanned="2" office:value-type="string">
              <text:p text:style-name="P47">Description </text:p>
            </table:table-cell>
            <table:covered-table-cell/>
            <table:table-cell table:style-name="Table7.A1" office:value-type="string">
              <text:p text:style-name="P41"><text:s/><text:span text:style-name="T16">Taxes</text:span> </text:p>
            </table:table-cell>
            <table:table-cell table:style-name="Table7.A1" office:value-type="string">
              <text:p text:style-name="P42">P.U.(HT)</text:p>
            </table:table-cell>
            <table:table-cell table:style-name="Table7.A1" office:value-type="string">
              <text:p text:style-name="P43">Qté</text:p>
            </table:table-cell>
            <table:table-cell table:style-name="Table7.F1" office:value-type="string">
              <text:p text:style-name="P44">Prix net (HT)</text:p>
            </table:table-cell>
          </table:table-row>
        </table:table-header-rows>
        <table:table-row table:style-name="Table7.1">
          <table:table-cell table:style-name="Table7.A2" table:number-columns-spanned="6" office:value-type="string">
            <text:p text:style-name="P26"><text:text-input text:description="&lt;for each=&quot;line in o.invoice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11"><text:text-input text:description="&lt;if test=&quot;line.display_type == 'line_section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table-cell table:style-name="Table7.A4" table:number-columns-spanned="6" office:value-type="string">
            <text:p text:style-name="P49"><text:text-input text:description="&lt;line.name&gt;">Titr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1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93"><text:text-input text:description="&lt;if test=&quot;line.display_type == 'line_note' and line.name != '---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94"><text:span text:style-name="T6"><text:text-input text:description="&lt;line.report_name or ''&gt;">Remarque :</text:text-input></text:span><text:span text:style-name="T6"> </text:span><text:span text:style-name="T5"><text:text-input text:description="&lt;line.report_note and (': ' + line.report_note) or ''&gt;">Notes et commentaires sur la remarque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93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12"><text:text-input text:description="&lt;if test=&quot;line.display_type == 'line_note' and line.name == '---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0">
          <table:table-cell table:style-name="Table7.A10" table:number-columns-spanned="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1">
          <table:table-cell table:style-name="Table7.A3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1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13" table:number-columns-spanned="2" office:value-type="string">
            <text:p text:style-name="P19"><text:text-input text:description="&lt;if test=&quot;(line.display_type == False)&quot;&gt;">If article</text:text-input></text:p>
          </table:table-cell>
          <table:covered-table-cell/>
          <table:table-cell table:style-name="Table7.C13" office:value-type="string">
            <text:p text:style-name="P54"/>
          </table:table-cell>
          <table:table-cell table:style-name="Table7.D13" office:value-type="string">
            <text:p text:style-name="P51"/>
          </table:table-cell>
          <table:table-cell table:style-name="Table7.E13" office:value-type="string">
            <text:p text:style-name="P55"/>
          </table:table-cell>
          <table:table-cell table:style-name="Table7.A3" office:value-type="string">
            <text:p text:style-name="P51"/>
          </table:table-cell>
        </table:table-row>
        <table:table-row table:style-name="Table7.3">
          <table:table-cell table:style-name="Table7.A14" table:number-columns-spanned="2" office:value-type="string">
            <text:p text:style-name="P11"><text:text-input text:description="&lt;line.report_name&gt;">Produit</text:text-input></text:p>
          </table:table-cell>
          <table:covered-table-cell/>
          <table:table-cell table:style-name="Table7.C14" office:value-type="string">
            <text:p text:style-name="P54"><text:text-input text:description="&lt;', '.join(map(lambda x: x.name, line.invoice_line_tax_ids))&gt;">Tax</text:text-input></text:p>
          </table:table-cell>
          <table:table-cell table:style-name="Table7.D14" office:value-type="string">
            <text:p text:style-name="P52"><text:text-input text:description="&lt;if test=&quot;(not line.report_hide_uom)&quot;&gt;">If</text:text-input></text:p>
            <text:p text:style-name="P52"><text:text-input text:description="&lt;if test=&quot;line.discount&lt;=0&quot;&gt;">If</text:text-input></text:p>
            <text:p text:style-name="P53"><text:text-input text:description="&lt;formatLang(line.price_unit, dp='Sale Price', currency_obj=o.currency_id)&gt;">Unit Price</text:text-input></text:p>
            <text:p text:style-name="P52"><text:text-input text:description="&lt;/if&gt;">Endif</text:text-input></text:p>
            <text:p text:style-name="P52"><text:text-input text:description="&lt;if test=&quot;line.discount &gt; 0&quot;&gt;">If</text:text-input></text:p>
            <text:p text:style-name="P58"><text:span text:style-name="T38"><text:s/></text:span><text:span text:style-name="T39">(-</text:span><text:span text:style-name="T39"><text:text-input text:description="&lt;line.discount&gt;">%</text:text-input></text:span><text:span text:style-name="T39">%) <text:s/></text:span><text:span text:style-name="T37"><text:s/></text:span><text:text-input text:description="&lt;formatLang(line.price_unit, dp='Sale Price', currency_obj=o.currency_id)&gt;">Unit Price</text:text-input></text:p>
            <text:p text:style-name="P51"><text:text-input text:description="&lt;formatLang(line.price_reduce, dp='Sale Price', currency_obj=o.currency_id)&gt;">Discounted Price</text:text-input></text:p>
            <text:p text:style-name="P52"><text:text-input text:description="&lt;/if&gt;">Endif</text:text-input></text:p>
            <text:p text:style-name="P52"><text:text-input text:description="&lt;/if&gt;">Endif</text:text-input></text:p>
          </table:table-cell>
          <table:table-cell table:style-name="Table7.E14" office:value-type="string">
            <text:p text:style-name="P52"><text:text-input text:description="&lt;if test=&quot;(not line.report_hide_uom)&quot;&gt;">If</text:text-input></text:p>
            <text:p text:style-name="P55"><text:text-input text:description="&lt;(formatLang(line.uom_id and line.quantity or line.quantity)) + ' ' + (line.uom_id and line.uom_id.name or '')&gt;">Qty</text:text-input></text:p>
            <text:p text:style-name="P52"><text:text-input text:description="&lt;/if&gt;">Endif</text:text-input></text:p>
          </table:table-cell>
          <table:table-cell table:style-name="Table7.F14" office:value-type="string">
            <text:p text:style-name="P51"><text:text-input text:description="&lt;formatLang(line.price_subtotal, dp='Sale Price', currency_obj=o.currency_id)&gt;">Unit Price</text:text-input></text:p>
          </table:table-cell>
        </table:table-row>
        <table:table-row table:style-name="Table7.15">
          <table:table-cell table:style-name="Table7.A3" table:number-columns-spanned="6" office:value-type="string">
            <text:p text:style-name="P98"><text:text-input text:description="&lt;if test=&quot;line.report_note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6">
          <table:table-cell table:style-name="Table7.A16" office:value-type="string">
            <text:p text:style-name="P86">⮡</text:p>
          </table:table-cell>
          <table:table-cell table:style-name="Table7.B16" table:number-columns-spanned="5" office:value-type="string">
            <text:p text:style-name="P79"><text:text-input text:description="&lt;if test=&quot;line.product_id.image_medium&quot;&gt;">If</text:text-input></text:p>
            <text:p text:style-name="P99"><draw:frame draw:style-name="fr1" draw:name="image: asimage(line.product_id.image_medium,0,200,100,'px', True)" text:anchor-type="char" svg:width="2.563cm" svg:height="1.746cm" draw:z-index="4"><draw:text-box><text:p text:style-name="Frame_20_contents"/></draw:text-box></draw:frame>(*)</text:p>
            <text:p text:style-name="P79"><text:text-input text:description="&lt;/if&gt;">Endif</text:text-input></text:p>
            <text:p text:style-name="P100"><text:text-input text:description="&lt;line.report_note or ''&gt;">Not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7">
          <table:table-cell table:style-name="Table7.A3" table:number-columns-spanned="6" office:value-type="string">
            <text:p text:style-name="P98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8">
          <table:table-cell table:style-name="Table7.A3" table:number-columns-spanned="6" office:value-type="string">
            <text:p text:style-name="P96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9">
          <table:table-cell table:style-name="Table7.A19" table:number-columns-spanned="5" office:value-type="string">
            <text:p text:style-name="P11"><text:text-input text:description="&lt;if test=&quot;(line.display_type == 'subtotal') or line.report_subtotal&quot;&gt;">If</text:text-input>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97"/>
          </table:table-cell>
        </table:table-row>
        <table:table-row table:style-name="Table7.20">
          <table:table-cell table:style-name="Table7.A20" table:number-columns-spanned="5" office:value-type="string">
            <text:p text:style-name="P20">Sous-total</text:p>
          </table:table-cell>
          <table:covered-table-cell/>
          <table:covered-table-cell/>
          <table:covered-table-cell/>
          <table:covered-table-cell/>
          <table:table-cell table:style-name="Table7.F20" office:value-type="string">
            <text:p text:style-name="P50"><text:text-input text:description="&lt;formatLang(line.report_subtotal, dp='Sale Price', currency_obj=o.currency_id)&gt;">Unit Price</text:text-input></text:p>
          </table:table-cell>
        </table:table-row>
        <table:table-row table:style-name="Table7.21">
          <table:table-cell table:style-name="Table7.A3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22">
          <table:table-cell table:style-name="Table7.A22" table:number-columns-spanned="5" office:value-type="string">
            <text:p text:style-name="P96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54"/>
          </table:table-cell>
        </table:table-row>
        <table:table-row table:style-name="Table7.23">
          <table:table-cell table:style-name="Table7.A3" table:number-columns-spanned="6" office:value-type="string">
            <text:p text:style-name="P26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24">
          <table:table-cell table:style-name="Table7.A24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6"><text:text-input text:description="&lt;if test=&quot;o.user_id and (o.user_id.signature_text or o.user_id.signature)&quot;&gt;">If</text:text-input>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76"/>
                </table:table-cell>
                <table:table-cell table:style-name="Table4.B1" office:value-type="string">
                  <text:p text:style-name="P84"><text:text-input text:description="&lt;o.user_id.signature_text or html2plaintext(o.user_id.signature)&gt;">Signature</text:text-input></text:p>
                </table:table-cell>
              </table:table-row>
            </table:table>
            <text:p text:style-name="P76"><text:text-input text:description="&lt;/if&gt;">EndIf</text:text-input></text:p>
          </table:table-cell>
          <table:table-cell table:style-name="Table3.B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45">Total (HT)</text:p>
                </table:table-cell>
                <table:table-cell table:style-name="Table5.B1" office:value-type="string">
                  <text:p text:style-name="P30"><text:text-input text:description="&lt;formatLang(o.amount_untaxed, dp='Account', currency_obj=o.currency_id)&gt;">Price</text:text-input></text:p>
                </table:table-cell>
              </table:table-row>
              <table:table-row>
                <table:table-cell table:style-name="Table5.A2" office:value-type="string">
                  <text:p text:style-name="P45">Taxes</text:p>
                </table:table-cell>
                <table:table-cell table:style-name="Table5.B2" office:value-type="string">
                  <text:p text:style-name="P25"><text:text-input text:description="&lt;formatLang(o.amount_tax, dp='Account', currency_obj=o.currency_id)&gt;">Taxes</text:text-input></text:p>
                </table:table-cell>
              </table:table-row>
              <table:table-row>
                <table:table-cell table:style-name="Table5.A2" office:value-type="string">
                  <text:p text:style-name="P45">Total (TTC)</text:p>
                </table:table-cell>
                <table:table-cell table:style-name="Table5.B3" office:value-type="string">
                  <text:p text:style-name="P30"><text:text-input text:description="&lt;formatLang(o.amount_total, dp='Account', currency_obj=o.currency_id)&gt;">Total</text:text-input></text:p>
                </table:table-cell>
              </table:table-row>
            </table:table>
            <text:p text:style-name="P45"/>
          </table:table-cell>
        </table:table-row>
      </table:table>
      <text:p text:style-name="P8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p text:style-name="P77"><text:text-input text:description="&lt;if test=&quot;o.tax_line_ids and data.get('tax_summary', True)&quot;&gt;">If</text:text-input>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85">Taxes</text:p>
          </table:table-cell>
          <table:table-cell table:style-name="Table6.A2" office:value-type="string">
            <text:p text:style-name="P80">Base</text:p>
          </table:table-cell>
          <table:table-cell table:style-name="Table6.C2" office:value-type="string">
            <text:p text:style-name="P80">Montant</text:p>
          </table:table-cell>
          <table:table-cell table:style-name="Table6.A1" office:value-type="string">
            <text:p text:style-name="P46"/>
          </table:table-cell>
        </table:table-row>
        <table:table-row>
          <table:table-cell table:style-name="Table6.A3" table:number-columns-spanned="3" office:value-type="string">
            <text:p text:style-name="P78"><text:text-input text:description="&lt;for each=&quot;line in o.tax_line_ids&quot;&gt;">Start For</text:text-input></text:p>
          </table:table-cell>
          <table:covered-table-cell/>
          <table:covered-table-cell/>
          <table:table-cell table:style-name="Table6.A1" office:value-type="string">
            <text:p text:style-name="P46"/>
          </table:table-cell>
        </table:table-row>
        <table:table-row>
          <table:table-cell table:style-name="Table6.A4" office:value-type="string">
            <text:p text:style-name="P82"><text:text-input text:description="&lt;line.name&gt;">Taxe</text:text-input></text:p>
          </table:table-cell>
          <table:table-cell table:style-name="Table6.B4" office:value-type="string">
            <text:p text:style-name="P83"><text:text-input text:description="&lt;formatLang(line.base, dp='Account', currency_obj=o.currency_id)&gt;">Base</text:text-input></text:p>
          </table:table-cell>
          <table:table-cell table:style-name="Table6.C4" office:value-type="string">
            <text:p text:style-name="P83"><text:text-input text:description="&lt;formatLang(line.amount, dp='Account', currency_obj=o.currency_id)&gt;">Amount</text:text-input></text:p>
          </table:table-cell>
          <table:table-cell table:style-name="Table6.A1" office:value-type="string">
            <text:p text:style-name="P46"/>
          </table:table-cell>
        </table:table-row>
        <table:table-row>
          <table:table-cell table:style-name="Table6.A5" table:number-columns-spanned="3" office:value-type="string">
            <text:p text:style-name="P78"><text:text-input text:description="&lt;/for&gt;">End For</text:text-input></text:p>
          </table:table-cell>
          <table:covered-table-cell/>
          <table:covered-table-cell/>
          <table:table-cell table:style-name="Table6.A1" office:value-type="string">
            <text:p text:style-name="P46"/>
          </table:table-cell>
        </table:table-row>
        <table:table-row>
          <table:table-cell table:style-name="Table6.A6" table:number-columns-spanned="4" office:value-type="string">
            <text:p text:style-name="P95"><text:text-input text:description="&lt;/if&gt;">Endif</text:text-input></text:p>
          </table:table-cell>
          <table:covered-table-cell/>
          <table:covered-table-cell/>
          <table:covered-table-cell/>
        </table:table-row>
      </table:table>
      <text:p text:style-name="P91"/>
      <text:p text:style-name="P92"><text:soft-page-break/><text:span text:style-name="T21">PÉNALITÉS DE RETARD:<text:line-break/></text:span><text:span text:style-name="T29">- Pour tout paiement après échéance, des pénalités de retard sont exigibles à un taux égal à 3 fois le taux légal (</text:span><text:span text:style-name="T30">article L441-6 modifié par LOI n°2012-1270 du 20 novembre 2012).<text:line-break/>- Les pénalités de retard sont exigibles immédiatement sans rappel (article L441-3 et L441-6 du code de commerce).<text:line-break/></text:span><text:span text:style-name="T31">- Indemnité </text:span><text:span text:style-name="T32">forfaitaire</text:span><text:span text:style-name="T31"> pour frais de recouvrement de 40€, non assujettie à TVA </text:span><text:span text:style-name="T33">(article 121-II de la loi n° 2012-387 du 22 mars 2012)</text:span><text:span text:style-name="T31">.</text:span></text:p>
      <text:p text:style-name="P87"/>
      <text:p text:style-name="P88"><text:span text:style-name="T27">RÉSERVE DE PROPRIÉTÉ:<text:line-break/></text:span><text:span text:style-name="T29">- Nous nous réservons la propriété des marchandises jusqu'au complet paiement du prix par l'acheteur.<text:line-break/>- Notre droit de revendicaton porte aussi bien sur les marchandises que sur leur prix si elles ont déjà été revendues (Loi du 12 mai 1980).</text:span></text:p>
      <text:p text:style-name="P89"><text:text-input text:description="&lt;if test=&quot;o.fiscal_position_id&quot;&gt;">If</text:text-input></text:p>
      <text:p text:style-name="P89"/>
      <text:p text:style-name="P90"><text:span text:style-name="T34">POSITION FISCALE:<text:line-break/></text:span><text:span text:style-name="T28"><text:text-input text:description="&lt;(o.fiscal_position_id.name)&gt;">Mention légale</text:text-input></text:span></text:p>
      <text:p text:style-name="P89"><text:text-input text:description="&lt;/if&gt;">EndIf</text:text-input></text:p>
      <text:p text:style-name="P7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2a21f47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2"><draw:text-box fo:min-height="1.065cm"><text:p text:style-name="MP2"/><text:p text:style-name="MP2"/><text:p text:style-name="MP3"><text:span text:style-name="MT1">Page </text:span><text:span text:style-name="MT1"><text:page-number text:select-page="current">3</text:page-number></text:span><text:span text:style-name="MT1"><text:s/>sur </text:span><text:span text:style-name="MT1"><text:page-count>3</text:page-count></text:span></text:p></draw:text-box></draw:frame><text:text-input text:description="&lt;format_footer(o.company_id)&gt;">Pied de page d'information générale</text:text-input></text:p>
        <text:p text:style-name="MP1"><text:text-input text:description="&lt;o.company_id.report_bank_footer and o.company_id.report_bank_footer&gt;">Pied de page des comptes bancaires</text:text-input></text:p>
        <text:p text:style-name="MP1"><text:span text:style-name="MT2">Contact: </text:span><text:span text:style-name="MT2"><text:text-input text:description="&lt;user.name&gt;">User name</text:text-input></text:span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1-02-12T11:21:36.968000000</dc:date>
    <meta:editing-duration>P2DT10H29M50S</meta:editing-duration>
    <meta:editing-cycles>859</meta:editing-cycles>
    <meta:generator>LibreOffice/6.4.1.2$Windows_X86_64 LibreOffice_project/4d224e95b98b138af42a64d84056446d09082932</meta:generator>
    <meta:document-statistic meta:table-count="10" meta:image-count="0" meta:object-count="0" meta:page-count="3" meta:paragraph-count="136" meta:word-count="585" meta:character-count="2198" meta:non-whitespace-character-count="1971"/>
    <meta:user-defined meta:name="Info 1"/>
    <meta:user-defined meta:name="Info 2"/>
    <meta:user-defined meta:name="Info 3"/>
    <meta:user-defined meta:name="Info 4"/>
  </office:meta>
</office:document-meta>
</file>